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1feae9" officeooo:paragraph-rsid="001feae9"/>
    </style:style>
    <style:style style:name="P2" style:family="paragraph" style:parent-style-name="Standard">
      <style:text-properties officeooo:rsid="00302f1e" officeooo:paragraph-rsid="00302f1e"/>
    </style:style>
    <style:style style:name="P3" style:family="paragraph" style:parent-style-name="Standard">
      <style:text-properties officeooo:rsid="003639ad" officeooo:paragraph-rsid="003639ad"/>
    </style:style>
    <style:style style:name="P4" style:family="paragraph" style:parent-style-name="Standard">
      <style:text-properties officeooo:rsid="0038ad3f" officeooo:paragraph-rsid="0038ad3f"/>
    </style:style>
    <style:style style:name="P5" style:family="paragraph" style:parent-style-name="Standard">
      <style:text-properties officeooo:paragraph-rsid="003a1dd1"/>
    </style:style>
    <style:style style:name="P6" style:family="paragraph" style:parent-style-name="Standard">
      <style:text-properties officeooo:rsid="003eefa7" officeooo:paragraph-rsid="003eefa7"/>
    </style:style>
    <style:style style:name="P7" style:family="paragraph" style:parent-style-name="Standard">
      <style:text-properties officeooo:rsid="00420521" officeooo:paragraph-rsid="00420521"/>
    </style:style>
    <style:style style:name="P8" style:family="paragraph" style:parent-style-name="Standard">
      <style:text-properties officeooo:rsid="004be6ff" officeooo:paragraph-rsid="004be6ff"/>
    </style:style>
    <style:style style:name="P9" style:family="paragraph" style:parent-style-name="Standard">
      <style:text-properties officeooo:rsid="004df0f6" officeooo:paragraph-rsid="004df0f6"/>
    </style:style>
    <style:style style:name="P10" style:family="paragraph" style:parent-style-name="Standard">
      <style:text-properties officeooo:rsid="004f3dd9" officeooo:paragraph-rsid="004f3dd9"/>
    </style:style>
    <style:style style:name="P11" style:family="paragraph" style:parent-style-name="Standard">
      <style:text-properties officeooo:paragraph-rsid="00521af2"/>
    </style:style>
    <style:style style:name="P12" style:family="paragraph" style:parent-style-name="Standard">
      <style:text-properties style:use-window-font-color="true" officeooo:rsid="0054eb50" officeooo:paragraph-rsid="0054eb50"/>
    </style:style>
    <style:style style:name="P13" style:family="paragraph" style:parent-style-name="Standard">
      <style:text-properties officeooo:paragraph-rsid="0059541b"/>
    </style:style>
    <style:style style:name="P14" style:family="paragraph" style:parent-style-name="Standard">
      <style:text-properties officeooo:rsid="005cf3b9" officeooo:paragraph-rsid="005cf3b9"/>
    </style:style>
    <style:style style:name="P15" style:family="paragraph" style:parent-style-name="Standard">
      <style:text-properties officeooo:rsid="00646197" officeooo:paragraph-rsid="00646197"/>
    </style:style>
    <style:style style:name="P16" style:family="paragraph" style:parent-style-name="Standard">
      <style:text-properties fo:font-style="normal" officeooo:rsid="003f8fe6" officeooo:paragraph-rsid="003eefa7" style:font-style-asian="normal" style:font-style-complex="normal"/>
    </style:style>
    <style:style style:name="P17" style:family="paragraph" style:parent-style-name="Standard">
      <style:text-properties fo:font-style="normal" officeooo:rsid="004b9efb" officeooo:paragraph-rsid="00420521" style:font-style-asian="normal" style:font-style-complex="normal"/>
    </style:style>
    <style:style style:name="P18" style:family="paragraph" style:parent-style-name="Standard">
      <style:text-properties fo:font-style="normal" officeooo:rsid="004de3e2" officeooo:paragraph-rsid="004be6ff" style:font-style-asian="normal" style:font-style-complex="normal"/>
    </style:style>
    <style:style style:name="P19" style:family="paragraph" style:parent-style-name="Standard">
      <style:text-properties fo:font-style="normal" officeooo:rsid="004f3dd9" officeooo:paragraph-rsid="004f3dd9" style:font-style-asian="normal" style:font-style-complex="normal"/>
    </style:style>
    <style:style style:name="P20" style:family="paragraph" style:parent-style-name="Standard">
      <style:text-properties fo:font-style="normal" officeooo:rsid="00582865" officeooo:paragraph-rsid="003eefa7" style:font-style-asian="normal" style:font-style-complex="normal"/>
    </style:style>
    <style:style style:name="P21" style:family="paragraph" style:parent-style-name="Standard">
      <style:text-properties fo:font-style="normal" officeooo:rsid="005e65b3" officeooo:paragraph-rsid="005cf3b9" style:font-style-asian="normal" style:font-style-complex="normal"/>
    </style:style>
    <style:style style:name="P22" style:family="paragraph" style:parent-style-name="Standard">
      <style:text-properties fo:font-style="normal" officeooo:rsid="00694d07" officeooo:paragraph-rsid="00646197" style:font-style-asian="normal" style:font-style-complex="normal"/>
    </style:style>
    <style:style style:name="P23" style:family="paragraph" style:parent-style-name="Standard">
      <style:text-properties fo:font-style="normal" officeooo:rsid="00694d07" officeooo:paragraph-rsid="00694d07" style:font-style-asian="normal" style:font-style-complex="normal"/>
    </style:style>
    <style:style style:name="P24" style:family="paragraph" style:parent-style-name="Standard">
      <style:text-properties fo:font-style="normal" officeooo:rsid="006b2949" officeooo:paragraph-rsid="006b2949" style:font-style-asian="normal" style:font-style-complex="normal"/>
    </style:style>
    <style:style style:name="P25" style:family="paragraph" style:parent-style-name="Standard">
      <style:text-properties fo:font-style="normal" officeooo:rsid="006d184d" officeooo:paragraph-rsid="006d184d" style:font-style-asian="normal" style:font-style-complex="normal"/>
    </style:style>
    <style:style style:name="P26" style:family="paragraph" style:parent-style-name="Standard">
      <style:text-properties fo:font-style="normal" officeooo:rsid="006f2fc7" officeooo:paragraph-rsid="006f2fc7" style:font-style-asian="normal" style:font-style-complex="normal"/>
    </style:style>
    <style:style style:name="P27" style:family="paragraph" style:parent-style-name="Standard">
      <style:text-properties fo:font-style="normal" officeooo:rsid="006e98fd" officeooo:paragraph-rsid="006e98fd" style:font-style-asian="normal" style:font-style-complex="normal"/>
    </style:style>
    <style:style style:name="P28" style:family="paragraph" style:parent-style-name="Standard">
      <style:text-properties fo:font-style="normal" officeooo:rsid="006f89bd" officeooo:paragraph-rsid="006f89bd" style:font-style-asian="normal" style:font-style-complex="normal"/>
    </style:style>
    <style:style style:name="P29" style:family="paragraph" style:parent-style-name="Standard">
      <style:text-properties fo:font-variant="normal" fo:text-transform="none" fo:color="#0366d6" style:font-name="Liberation Serif" fo:font-size="12pt" fo:letter-spacing="normal" fo:font-style="normal" style:text-underline-style="none" fo:font-weight="normal" officeooo:rsid="0054eb50" officeooo:paragraph-rsid="00521af2" fo:background-color="#ffffff" style:font-size-asian="12pt" style:font-style-asian="normal" style:font-size-complex="12pt" style:font-style-complex="normal"/>
    </style:style>
    <style:style style:name="P30" style:family="paragraph" style:parent-style-name="Text_20_body">
      <style:text-properties officeooo:rsid="001feae9" officeooo:paragraph-rsid="001feae9"/>
    </style:style>
    <style:style style:name="P31" style:family="paragraph" style:parent-style-name="Standard">
      <style:text-properties officeooo:rsid="005e9e2a" officeooo:paragraph-rsid="0074c359"/>
    </style:style>
    <style:style style:name="P32" style:family="paragraph" style:parent-style-name="Title">
      <style:paragraph-properties fo:break-before="page"/>
    </style:style>
    <style:style style:name="T1" style:family="text">
      <style:text-properties officeooo:rsid="00254a36"/>
    </style:style>
    <style:style style:name="T2" style:family="text">
      <style:text-properties officeooo:rsid="00321b2d"/>
    </style:style>
    <style:style style:name="T3" style:family="text">
      <style:text-properties officeooo:rsid="003366f8"/>
    </style:style>
    <style:style style:name="T4" style:family="text">
      <style:text-properties fo:font-variant="normal" fo:text-transform="none" fo:color="#0366d6" style:font-name="Liberation Serif" fo:font-size="12pt" fo:letter-spacing="normal" fo:font-style="normal" style:text-underline-style="solid" style:text-underline-width="auto" style:text-underline-color="font-color" fo:font-weight="normal" fo:background-color="#ffffff" loext:char-shading-value="0" style:font-size-asian="12pt" style:font-style-asian="normal" style:font-size-complex="12pt" style:font-style-complex="normal"/>
    </style:style>
    <style:style style:name="T5" style:family="text">
      <style:text-properties fo:font-variant="normal" fo:text-transform="none" fo:color="#0366d6" style:font-name="Liberation Serif" fo:font-size="12pt" fo:letter-spacing="normal" fo:font-style="normal" style:text-underline-style="none" fo:font-weight="normal" fo:background-color="#ffffff" loext:char-shading-value="0" style:font-size-asian="12pt" style:font-style-asian="normal" style:font-size-complex="12pt" style:font-style-complex="normal"/>
    </style:style>
    <style:style style:name="T6" style:family="text">
      <style:text-properties fo:font-variant="normal" fo:text-transform="none" fo:color="#0366d6" style:font-name="Liberation Serif" fo:font-size="12pt" fo:letter-spacing="normal" fo:font-style="normal" style:text-underline-style="none" fo:font-weight="normal" officeooo:rsid="0059541b" fo:background-color="#ffffff" loext:char-shading-value="0" style:font-size-asian="12pt" style:font-style-asian="normal" style:font-size-complex="12pt" style:font-style-complex="normal"/>
    </style:style>
    <style:style style:name="T7" style:family="text">
      <style:text-properties fo:font-variant="normal" fo:text-transform="none" style:font-name="Liberation Serif" fo:font-size="12pt" fo:letter-spacing="normal" fo:font-style="normal" style:text-underline-style="none" fo:font-weight="normal" fo:background-color="#ffffff" loext:char-shading-value="0" style:font-size-asian="12pt" style:font-style-asian="normal" style:font-size-complex="12pt" style:font-style-complex="normal"/>
    </style:style>
    <style:style style:name="T8" style:family="text">
      <style:text-properties fo:font-variant="normal" fo:text-transform="none" style:font-name="Liberation Serif" fo:font-size="12pt" fo:letter-spacing="normal" fo:font-style="normal" style:text-underline-style="none" fo:font-weight="normal" officeooo:rsid="005656b9" fo:background-color="#ffffff" loext:char-shading-value="0" style:font-size-asian="12pt" style:font-style-asian="normal" style:font-size-complex="12pt" style:font-style-complex="normal"/>
    </style:style>
    <style:style style:name="T9" style:family="text">
      <style:text-properties fo:font-variant="normal" fo:text-transform="none" style:use-window-font-color="true" style:font-name="Liberation Serif" fo:font-size="12pt" fo:letter-spacing="normal" fo:font-style="normal" style:text-underline-style="none" fo:font-weight="normal" fo:background-color="#ffffff" loext:char-shading-value="0" style:font-size-asian="12pt" style:font-style-asian="normal" style:font-size-complex="12pt" style:font-style-complex="normal"/>
    </style:style>
    <style:style style:name="T10" style:family="text">
      <style:text-properties fo:font-variant="normal" fo:text-transform="none" style:use-window-font-color="true" style:font-name="Liberation Serif" fo:font-size="12pt" fo:letter-spacing="normal" fo:font-style="normal" style:text-underline-style="none" fo:font-weight="normal" officeooo:rsid="0059541b" fo:background-color="#ffffff" loext:char-shading-value="0" style:font-size-asian="12pt" style:font-style-asian="normal" style:font-size-complex="12pt" style:font-style-complex="normal"/>
    </style:style>
    <style:style style:name="T11" style:family="text">
      <style:text-properties fo:font-variant="normal" fo:text-transform="none" style:use-window-font-color="true" style:font-name="Liberation Serif" fo:font-size="12pt" fo:letter-spacing="normal" fo:font-style="normal" style:text-underline-style="none" fo:font-weight="normal" officeooo:rsid="005b5070" fo:background-color="#ffffff" loext:char-shading-value="0" style:font-size-asian="12pt" style:font-style-asian="normal" style:font-size-complex="12pt" style:font-style-complex="normal"/>
    </style:style>
    <style:style style:name="T12" style:family="text">
      <style:text-properties fo:font-style="normal" style:font-style-asian="normal" style:font-style-complex="normal"/>
    </style:style>
    <style:style style:name="T13" style:family="text">
      <style:text-properties fo:font-style="normal" officeooo:rsid="003d8e48" style:font-style-asian="normal" style:font-style-complex="normal"/>
    </style:style>
    <style:style style:name="T14" style:family="text">
      <style:text-properties fo:font-style="normal" officeooo:rsid="003f8fe6" style:font-style-asian="normal" style:font-style-complex="normal"/>
    </style:style>
    <style:style style:name="T15" style:family="text">
      <style:text-properties fo:font-style="normal" officeooo:rsid="0042925c" style:font-style-asian="normal" style:font-style-complex="normal"/>
    </style:style>
    <style:style style:name="T16" style:family="text">
      <style:text-properties fo:font-style="normal" officeooo:rsid="00436809" style:font-style-asian="normal" style:font-style-complex="normal"/>
    </style:style>
    <style:style style:name="T17" style:family="text">
      <style:text-properties fo:font-style="normal" officeooo:rsid="00454f8a" style:font-style-asian="normal" style:font-style-complex="normal"/>
    </style:style>
    <style:style style:name="T18" style:family="text">
      <style:text-properties fo:font-style="normal" officeooo:rsid="0047ce9c" style:font-style-asian="normal" style:font-style-complex="normal"/>
    </style:style>
    <style:style style:name="T19" style:family="text">
      <style:text-properties fo:font-style="normal" officeooo:rsid="004a19a4" style:font-style-asian="normal" style:font-style-complex="normal"/>
    </style:style>
    <style:style style:name="T20" style:family="text">
      <style:text-properties fo:font-style="normal" officeooo:rsid="00492dae" style:font-style-asian="normal" style:font-style-complex="normal"/>
    </style:style>
    <style:style style:name="T21" style:family="text">
      <style:text-properties fo:font-style="normal" officeooo:rsid="004ab398" style:font-style-asian="normal" style:font-style-complex="normal"/>
    </style:style>
    <style:style style:name="T22" style:family="text">
      <style:text-properties fo:font-style="normal" officeooo:rsid="004b4112" style:font-style-asian="normal" style:font-style-complex="normal"/>
    </style:style>
    <style:style style:name="T23" style:family="text">
      <style:text-properties fo:font-style="normal" officeooo:rsid="004b9efb" style:font-style-asian="normal" style:font-style-complex="normal"/>
    </style:style>
    <style:style style:name="T24" style:family="text">
      <style:text-properties fo:font-style="normal" officeooo:rsid="004de3e2" style:font-style-asian="normal" style:font-style-complex="normal"/>
    </style:style>
    <style:style style:name="T25" style:family="text">
      <style:text-properties fo:font-style="normal" officeooo:rsid="00521af2" style:font-style-asian="normal" style:font-style-complex="normal"/>
    </style:style>
    <style:style style:name="T26" style:family="text">
      <style:text-properties fo:font-style="normal" officeooo:rsid="00582865" style:font-style-asian="normal" style:font-style-complex="normal"/>
    </style:style>
    <style:style style:name="T27" style:family="text">
      <style:text-properties fo:font-style="normal" officeooo:rsid="0059541b" style:font-style-asian="normal" style:font-style-complex="normal"/>
    </style:style>
    <style:style style:name="T28" style:family="text">
      <style:text-properties fo:font-style="normal" officeooo:rsid="005e65b3" style:font-style-asian="normal" style:font-style-complex="normal"/>
    </style:style>
    <style:style style:name="T29" style:family="text">
      <style:text-properties fo:font-style="normal" officeooo:rsid="005f91be" style:font-style-asian="normal" style:font-style-complex="normal"/>
    </style:style>
    <style:style style:name="T30" style:family="text">
      <style:text-properties fo:font-style="normal" officeooo:rsid="00606991" style:font-style-asian="normal" style:font-style-complex="normal"/>
    </style:style>
    <style:style style:name="T31" style:family="text">
      <style:text-properties fo:font-style="normal" officeooo:rsid="0061570a" style:font-style-asian="normal" style:font-style-complex="normal"/>
    </style:style>
    <style:style style:name="T32" style:family="text">
      <style:text-properties fo:font-style="normal" officeooo:rsid="0061fe70" style:font-style-asian="normal" style:font-style-complex="normal"/>
    </style:style>
    <style:style style:name="T33" style:family="text">
      <style:text-properties fo:font-style="normal" officeooo:rsid="00627693" style:font-style-asian="normal" style:font-style-complex="normal"/>
    </style:style>
    <style:style style:name="T34" style:family="text">
      <style:text-properties fo:font-style="normal" officeooo:rsid="0065ed49" style:font-style-asian="normal" style:font-style-complex="normal"/>
    </style:style>
    <style:style style:name="T35" style:family="text">
      <style:text-properties fo:font-style="normal" officeooo:rsid="00694d07" style:font-style-asian="normal" style:font-style-complex="normal"/>
    </style:style>
    <style:style style:name="T36" style:family="text">
      <style:text-properties officeooo:rsid="003834b2"/>
    </style:style>
    <style:style style:name="T37" style:family="text">
      <style:text-properties officeooo:rsid="003a1dd1"/>
    </style:style>
    <style:style style:name="T38" style:family="text">
      <style:text-properties officeooo:rsid="003b3b6c"/>
    </style:style>
    <style:style style:name="T39" style:family="text">
      <style:text-properties fo:font-style="italic" officeooo:rsid="003366f8" style:font-style-asian="italic" style:font-style-complex="italic"/>
    </style:style>
    <style:style style:name="T40" style:family="text">
      <style:text-properties fo:font-style="italic" officeooo:rsid="003d8e48" style:font-style-asian="italic" style:font-style-complex="italic"/>
    </style:style>
    <style:style style:name="T41" style:family="text">
      <style:text-properties fo:font-style="italic" style:text-underline-style="none" officeooo:rsid="003b3b6c" style:font-style-asian="italic" style:font-style-complex="italic"/>
    </style:style>
    <style:style style:name="T42" style:family="text">
      <style:text-properties style:font-name="Liberation Serif" fo:font-size="12pt" fo:font-style="normal" officeooo:rsid="00521af2" style:font-size-asian="12pt" style:font-style-asian="normal" style:font-size-complex="12pt" style:font-style-complex="normal"/>
    </style:style>
    <style:style style:name="T43" style:family="text">
      <style:text-properties style:font-name="Liberation Serif" fo:font-size="12pt" fo:font-style="normal" officeooo:rsid="0059541b" style:font-size-asian="12pt" style:font-style-asian="normal" style:font-size-complex="12pt" style:font-style-complex="normal"/>
    </style:style>
    <style:style style:name="T44" style:family="text">
      <style:text-properties officeooo:rsid="00730e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ition scientifique à l’ère du numérique.</text:p>
      <text:p text:style-name="P30"/>
      <text:p text:style-name="Standard">Arianne Pinche, prof d’XML-TEI et XSLT, <text:span text:style-name="T1">doctorante en langue et littérature médiévale. Edition numérique. </text:span></text:p>
      <text:p text:style-name="Standard"><text:a xlink:type="simple" xlink:href="https://github.com/ArianePinche/coursTNAH_XML-TEI" text:style-name="Internet_20_link" text:visited-style-name="Visited_20_Internet_20_Link">https://github.com/ArianePinche/coursTNAH_XML-TEI</text:a></text:p>
      <text:p text:style-name="Standard"><text:a xlink:type="simple" xlink:href="mailto:ariane.pinche@chartes.psl.eu" text:style-name="Internet_20_link" text:visited-style-name="Visited_20_Internet_20_Link">ariane.pinche@chartes.psl.eu</text:a></text:p>
      <text:p text:style-name="Standard"/>
      <text:h text:style-name="Heading_20_1" text:outline-level="1">Séance 1 : qu’est-ce qu’un texte ? </text:h>
      <text:p text:style-name="Standard"/>
      <text:p text:style-name="P2">Texte sur l’ordinateur.</text:p>
      <text:p text:style-name="P2">.txt <text:s/><text:span text:style-name="T2">correspond à des </text:span>chaines de caractères. <text:span text:style-name="T3">Le </text:span><text:span text:style-name="T39">plain text</text:span><text:span text:style-name="T3">/le texte brut se composent de caractères (chaine de séquence de 0 et 1). </text:span></text:p>
      <text:p text:style-name="P3">ASCII : American standard code fot Information Interchange. (7 bit : 128 caractères)</text:p>
      <text:p text:style-name="P3">ISO 8859-1 (latin 1), en octet (2⁸ possibilités : 256 caractères).</text:p>
      <text:p text:style-name="P3">UTF-8 (universal set transformation format – 8 bits). (2^32 possibilité<text:span text:style-name="T44">s</text:span>). </text:p>
      <text:p text:style-name="Standard"><text:a xlink:type="simple" xlink:href="https://www.youtube.com/watch?v=MijmeoH9LT4" text:style-name="Internet_20_link" text:visited-style-name="Visited_20_Internet_20_Link">https://www.youtube.com/watch?v=MijmeoH9LT4</text:a> <text:span text:style-name="T36">pour plus d’information.</text:span></text:p>
      <text:p text:style-name="Standard"/>
      <text:p text:style-name="P4">Pour le XML-TEI, il faut encoder les caractères en UTF-8. </text:p>
      <text:p text:style-name="P4"/>
      <text:p text:style-name="P5"><text:span text:style-name="T37">Traitement de texte : on affiche des styles et on met en page le texte, c’est le </text:span><text:span text:style-name="T41">fancy text</text:span><text:span text:style-name="T38">. Derrière tout traitement de texte, on trouve des balises d’encodage pour créer le </text:span><text:span text:style-name="T40">fancy text</text:span><text:span text:style-name="T13">. </text:span></text:p>
      <text:p text:style-name="P6"><text:span text:style-name="T13">O</text:span><text:span text:style-name="T12">n peut baliser de différentes manière un texte. </text:span><text:span text:style-name="T14">Latex permet de donner des informations sur la hiérarchisation du texte. </text:span></text:p>
      <text:p text:style-name="P16"/>
      <text:p text:style-name="P7"><text:span text:style-name="T14">L</text:span><text:span text:style-name="T12">a notion de texte : enchaînement de caractères pour le pc, pour le traitement de texte c’est des caractères et un stylage. Pour un humain, le texte est un ensemble hiérarchisé qui fait sens. Quels sont les différents aspects du texte : </text:span><text:span text:style-name="T15">langue, paragraphes, phrases, ponctuation (la sémantique et syntaxe). </text:span><text:span text:style-name="T16">O</text:span><text:span text:style-name="T17">n</text:span><text:span text:style-name="T16"> peut donc encoder son sens, sa hiérarchie, sa grammaire </text:span><text:span text:style-name="T19">mais aussi :</text:span><text:span text:style-name="T18"> </text:span><text:span text:style-name="T19">les m</text:span><text:span text:style-name="T18">é</text:span><text:span text:style-name="T20">tadonnée</text:span><text:span text:style-name="T19">s</text:span><text:span text:style-name="T20"> du support, </text:span><text:span text:style-name="T19">la m</text:span><text:span text:style-name="T20">atérialité du texte. </text:span><text:span text:style-name="T21">O</text:span><text:span text:style-name="T22">n</text:span><text:span text:style-name="T21"> peut encoder le texte pour déterminer le rendu qu’il aura plus tard. </text:span><text:span text:style-name="T23">Encodage des choix de la version du texte à un instant T. </text:span></text:p>
      <text:p text:style-name="P17"/>
      <text:p text:style-name="P8"><text:span text:style-name="T12">Un texte a une variable de mise en page (à quoi il ressemble) et une variable sémantique (ce qu’il veut dire). </text:span><text:span text:style-name="T24">Le balisage typographique va en dernier pour présenter le texte mais en TEI on veut avant tout baliser la sémantique. </text:span></text:p>
      <text:p text:style-name="P18"/>
      <text:p text:style-name="P9"><text:span text:style-name="T24">X</text:span><text:span text:style-name="T12">ML est adapté au balisage sémantique d’un texte.</text:span></text:p>
      <text:p text:style-name="P10"><text:span text:style-name="T12">I</text:span><text:span text:style-name="T25">l</text:span><text:span text:style-name="T12"> peut y avoir pour un même texte plusieurs balisages : typographique et sémantique. </text:span></text:p>
      <text:p text:style-name="P19"/>
      <text:p text:style-name="P11"><text:span text:style-name="T25">Pour aller plus loi</text:span><text:span text:style-name="T42">n, </text:span><text:a xlink:type="simple" xlink:href="https://github.com/architexte/cours-TEI/blob/master/1-text-balises.md" text:style-name="Internet_20_link" text:visited-style-name="Visited_20_Internet_20_Link"><text:span text:style-name="T4">https://github.com/architexte/cours-TEI/blob/master/1-text-balises.md</text:span></text:a><text:span text:style-name="T5"> . </text:span></text:p>
      <text:p text:style-name="P29"/>
      <text:p text:style-name="P12"><text:span text:style-name="T7">HTML doit structurer le texte/</text:span><text:span text:style-name="T8">le contenu</text:span><text:span text:style-name="T7"> alors que XML s’intéresse à la sémantique avant tout. </text:span></text:p>
      <text:p text:style-name="P6"><text:span text:style-name="T14">É</text:span><text:span text:style-name="T26">dition génétique du texte : Mary Shelley et Mme Bovary.</text:span></text:p>
      <text:p text:style-name="P20"/>
      <text:p text:style-name="P13"><text:span text:style-name="T26">P</text:span><text:span text:style-name="T27">our a</text:span><text:span text:style-name="T43">ller plus loin : </text:span><text:a xlink:type="simple" xlink:href="https://www.youtube.com/watch?v=0DB51fblNWI" text:style-name="Internet_20_link" text:visited-style-name="Visited_20_Internet_20_Link"><text:span text:style-name="T4">https://www.youtube.com/watch?v=0DB51fblNWI</text:span></text:a><text:span text:style-name="T6">. </text:span></text:p>
      <text:p text:style-name="P32"><text:span text:style-name="T10">Sé</text:span><text:span text:style-name="T9">ance 2 : in</text:span><text:span text:style-name="T11">troduction</text:span><text:span text:style-name="T9"> au XML. </text:span></text:p>
      <text:p text:style-name="P14"><text:span text:style-name="T14">E</text:span><text:span text:style-name="T12">dition imitative/diplomatique/fac-similaire ou </text:span><text:span text:style-name="T28">normalisé (comme ce qu’on peut lire ajd dans un livre). </text:span></text:p>
      <text:p text:style-name="P21"/>
      <text:h text:style-name="Heading_20_1" text:outline-level="1"><text:span text:style-name="T28">X</text:span><text:span text:style-name="T12">ML : Extensible Markup Language. </text:span></text:h>
      <text:p text:style-name="P31"><text:span text:style-name="T12"/></text:p>
      <text:p text:style-name="P31"><text:span text:style-name="T12">Format de données simples, documenté, langage ouvert (on peut retrouver son fonctionnement facilement). </text:span><text:span text:style-name="T29">Méta-langage à balise conçu pour les documents textuels et il n’a pas de jeu de balise pré-définies. </text:span><text:span text:style-name="T30">On peut inventer des balises en fonction de nos besoins et de notre emploi de XML. </text:span><text:span text:style-name="T31">C’est un standard international, le langage date de 1998, il respecte les recommandations du W3C (comme HTML). Il permet à la machine de lire plus facilement le texte. </text:span><text:span text:style-name="T32">Il facilite l’échange de données. </text:span><text:span text:style-name="T33">Et il est facile de migrer les données vers d’autres plateformes et logiciels. </text:span></text:p>
      <text:p text:style-name="P15"><text:span text:style-name="T33">C</text:span><text:span text:style-name="T12">e n’est pas un langage de programmation ! </text:span><text:span text:style-name="T34">Il ne fait que décrire les données, il ne les modifie pas </text:span><text:span text:style-name="T35">(contrairement à Python ou JavaScript).</text:span></text:p>
      <text:p text:style-name="P22"/>
      <text:h text:style-name="Heading_20_1" text:outline-level="1">Fonctionnement de XML.</text:h>
      <text:p text:style-name="P23">On inclus nos chaines de caractères dans un balisage les décrivant. </text:p>
      <text:p text:style-name="P23">Ex : &lt;monelement&gt;chainedecaractère&lt;/monelement&gt;.</text:p>
      <text:p text:style-name="P23"/>
      <text:p text:style-name="P24">Les éléments d’XML suivent un principe d’arborescence inclusive. </text:p>
      <text:p text:style-name="P25">Ex : &lt;elementparent&gt;&lt;elementenfant&gt;blabla&lt;/elementenfant&gt;&lt;/elementparent&gt;</text:p>
      <text:p text:style-name="P26">Ex2 : </text:p>
      <text:p text:style-name="P25">&lt;elementparent&gt;</text:p>
      <text:p text:style-name="P25"><text:tab/>&lt;elementenfant&gt;blabla&lt;/elementenfant&gt;</text:p>
      <text:p text:style-name="P25">&lt;/elementparent&gt;.</text:p>
      <text:p text:style-name="P27">Les éléments enfants héritent de toutes les propriétés des éléments parents dans lesquels ils se trouvent. </text:p>
      <text:p text:style-name="P27"/>
      <text:p text:style-name="P28">Propriété sur un élément : attribut. </text:p>
      <text:p text:style-name="P28">Ex : &lt;elementparent rend=“red“&gt;blablabla&lt;/elementparen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8:15:04.169076962</meta:creation-date>
    <dc:date>2018-10-18T11:11:40.043478771</dc:date>
    <meta:editing-duration>PT1H58M10S</meta:editing-duration>
    <meta:editing-cycles>69</meta:editing-cycles>
    <meta:generator>LibreOffice/5.3.7.2$MacOSX_X86_64 LibreOffice_project/6b8ed514a9f8b44d37a1b96673cbbdd077e24059</meta:generator>
    <meta:document-statistic meta:table-count="0" meta:image-count="0" meta:object-count="0" meta:page-count="2" meta:paragraph-count="39" meta:word-count="552" meta:character-count="3746" meta:non-whitespace-character-count="3209"/>
  </office:meta>
</office:document-meta>
</file>